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2mm"/>
    </style:style>
    <style:style style:name="co2" style:family="table-column">
      <style:table-column-properties fo:break-before="auto" style:column-width="134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78mm" fo:break-before="auto" style:use-optimal-row-height="false"/>
    </style:style>
    <style:style style:name="ro2" style:family="table-row">
      <style:table-row-properties style:row-height="30.8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8.7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13.95mm" fo:break-before="auto" style:use-optimal-row-height="tru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27.38mm" fo:break-before="auto" style:use-optimal-row-height="true"/>
    </style:style>
    <style:style style:name="ro10" style:family="table-row">
      <style:table-row-properties style:row-height="9.21mm" fo:break-before="auto" style:use-optimal-row-height="false"/>
    </style:style>
    <style:style style:name="ro11" style:family="table-row">
      <style:table-row-properties style:row-height="45.28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ro13" style:family="table-row">
      <style:table-row-properties style:row-height="9.47mm" fo:break-before="auto" style:use-optimal-row-height="tru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22.9mm" fo:break-before="auto" style:use-optimal-row-height="true"/>
    </style:style>
    <style:style style:name="ro16" style:family="table-row">
      <style:table-row-properties style:row-height="8.41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10mm" fo:break-before="auto" style:use-optimal-row-height="false"/>
    </style:style>
    <style:style style:name="ro19" style:family="table-row">
      <style:table-row-properties style:row-height="13.42mm" fo:break-before="auto" style:use-optimal-row-height="true"/>
    </style:style>
    <style:style style:name="ro20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 text:c="28"/>Entity Name</text:p>
          </table:table-cell>
          <table:table-cell table:style-name="ce2" office:value-type="string" calcext:value-type="string">
            <text:p>                       Fields                                                <text:span text:style-name="T2">                                                                                                                   Fields                                                                                                                                                                       </text:span></text:p>
          </table:table-cell>
        </table:table-row>
        <table:table-row table:style-name="ro2">
          <table:table-cell office:value-type="string" calcext:value-type="string">
            <text:p>            </text:p>
            <text:p/>
            <text:p><text:span text:style-name="T1">                                Hired Candidate</text:span></text:p>
          </table:table-cell>
          <table:table-cell table:style-name="ce2" office:value-type="string" calcext:value-type="string">
            <text:p>Id,  First Name, Middle Name, Last Name, </text:p>
            <text:p>EmailId, Hired City, Degree, </text:p>
            <text:p>Hired Date, Mobile Number,Permanent Pincode, </text:p>
            <text:p>Hired Lab, Attitude, Communication Remark, </text:p>
            <text:p>Knowledge Remark, Aggregate Percentage, Status, </text:p>
            <text:p>Creator Stamp, Creator User.</text:p>
          </table:table-cell>
        </table:table-row>
        <table:table-row table:style-name="ro3">
          <table:table-cell table:number-columns-repeated="2"/>
        </table:table-row>
        <table:table-row table:style-name="ro4" table:visibility="collapse">
          <table:table-cell table:number-columns-repeated="2"/>
        </table:table-row>
        <table:table-row table:style-name="ro5">
          <table:table-cell office:value-type="string" calcext:value-type="string">
            <text:p>      </text:p>
            <text:p/>
            <text:p/>
            <text:p/>
            <text:p/>
            <text:p> </text:p>
            <text:p><text:span text:style-name="T1">                          Fellowship Candidate</text:span></text:p>
          </table:table-cell>
          <table:table-cell table:style-name="ce2" office:value-type="string" calcext:value-type="string">
            <text:p>Id,  First Name, Middle Name, Last Name, </text:p>
            <text:p>EmailId, Hired City, Degree,  </text:p>
            <text:p>Hired Date, Mobile Number,Permanent Pincode, </text:p>
            <text:p>Hired Lab, Attitude, Communication Remark, </text:p>
            <text:p>Knowledge Remark, Aggregate Remark,</text:p>
            <text:p>Creator Stamp, Creator User, Birth Date, </text:p>
            <text:p>Is Birth Date Verified, Parent Name, Parent Occupation,</text:p>
            <text:p>Parents Mobile Number, Parents Annual Salary,</text:p>
            <text:p>Local Address, Permanent Address, Photo Path,</text:p>
            <text:p>Joinig Date, Candidate Status, Personal Information,</text:p>
            <text:p>Bank Information, Educational Information,</text:p>
            <text:p>Document Status, Remark</text:p>
            <text:p/>
          </table:table-cell>
        </table:table-row>
        <table:table-row table:style-name="ro6">
          <table:table-cell table:number-columns-repeated="2"/>
        </table:table-row>
        <table:table-row table:style-name="ro7">
          <table:table-cell table:style-name="ce2" office:value-type="string" calcext:value-type="string">
            <text:p><text:s text:c="13"/>Candidates Personal Details Check</text:p>
          </table:table-cell>
          <table:table-cell office:value-type="string" calcext:value-type="string">
            <text:p>  I<text:span text:style-name="T1">d ,candidate Id , Field Name, Is verified </text:span></text:p>
            <text:p><text:span text:style-name="T1">  Lastupd Stamp, Lastupd User , Creator Stamp </text:span></text:p>
            <text:p><text:span text:style-name="T1">  Creator User .</text:span></text:p>
          </table:table-cell>
        </table:table-row>
        <table:table-row table:style-name="ro8">
          <table:table-cell table:number-columns-repeated="2"/>
        </table:table-row>
        <table:table-row table:style-name="ro9">
          <table:table-cell table:style-name="ce2" office:value-type="string" calcext:value-type="string">
            <text:p/>
            <text:p/>
            <text:p>                      Candidate Bank Details</text:p>
          </table:table-cell>
          <table:table-cell office:value-type="string" calcext:value-type="string">
            <text:p> <text:span text:style-name="T1"> Id ,candidate Id, Name , Account Number </text:span></text:p>
            <text:p><text:span text:style-name="T1">  Is Account Num Verified , Ifsc code </text:span></text:p>
            <text:p><text:span text:style-name="T1">  is_ifsc_code_verified , pan_number </text:span></text:p>
            <text:p><text:span text:style-name="T1">  is_pan_number_verified , addhaar_num </text:span></text:p>
            <text:p><text:span text:style-name="T1">  is_addhaar_num_verified, creator_stamp </text:span></text:p>
            <text:p><text:span text:style-name="T1">  creator_user</text:span></text:p>
          </table:table-cell>
        </table:table-row>
        <table:table-row table:style-name="ro10">
          <table:table-cell table:number-columns-repeated="2"/>
        </table:table-row>
        <table:table-row table:style-name="ro11">
          <table:table-cell table:style-name="ce2" office:value-type="string" calcext:value-type="string">
            <text:p>                  </text:p>
            <text:p/>
            <text:p/>
            <text:p/>
            <text:p>                    Candidate Qualification</text:p>
          </table:table-cell>
          <table:table-cell office:value-type="string" calcext:value-type="string">
            <text:p>  <text:span text:style-name="T1">Id , candidate_id , diploma , degree_name </text:span></text:p>
            <text:p><text:span text:style-name="T1">  is_degree_name_verified, employee_decipline </text:span></text:p>
            <text:p><text:span text:style-name="T1">  is_employee_decipline_verified, passing_year </text:span></text:p>
            <text:p><text:span text:style-name="T1">  is_passing_year_verified , aggr_per </text:span></text:p>
            <text:p><text:span text:style-name="T1">  is_passing_year_verified, final_year_per </text:span></text:p>
            <text:p><text:span text:style-name="T1">  is_final_year_per_verified, training_institute </text:span></text:p>
            <text:p><text:span text:style-name="T1">  is_training_institute_verified, training_duration_month </text:span></text:p>
            <text:p><text:span text:style-name="T1">  is_training_duration_month_verified, other_training </text:span></text:p>
            <text:p><text:span text:style-name="T1">  is_other_training_verified, creator_stamp </text:span></text:p>
            <text:p><text:span text:style-name="T1">  creator_user</text:span></text:p>
          </table:table-cell>
        </table:table-row>
        <table:table-row table:style-name="ro8">
          <table:table-cell table:number-columns-repeated="2"/>
        </table:table-row>
        <table:table-row table:style-name="ro12">
          <table:table-cell table:style-name="ce2" office:value-type="string" calcext:value-type="string">
            <text:p>         </text:p>
            <text:p/>
            <text:p/>
            <text:p>            Candidate Education Detailed Check</text:p>
          </table:table-cell>
          <table:table-cell office:value-type="string" calcext:value-type="string">
            <text:p>  <text:span text:style-name="T1">id, candidate_id , field_name ,is_verified , lastupd_stamp </text:span></text:p>
            <text:p><text:span text:style-name="T1">  lastupd_user, creator_stamp, creator_user</text:span></text:p>
          </table:table-cell>
        </table:table-row>
        <table:table-row table:style-name="ro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21"/>Candidate Documents</text:p>
          </table:table-cell>
          <table:table-cell office:value-type="string" calcext:value-type="string">
            <text:p>  <text:span text:style-name="T1">Id , candidate_id, doc_type , doc_path </text:span></text:p>
            <text:p><text:span text:style-name="T1">  Status , creator_stamp,creator_user</text:span></text:p>
          </table:table-cell>
        </table:table-row>
        <table:table-row table:style-name="ro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29"/>User Details</text:p>
          </table:table-cell>
          <table:table-cell table:style-name="ce2" office:value-type="string" calcext:value-type="string">
            <text:p><text:span text:style-name="T3">Id , email, first_name, last_name </text:span></text:p>
            <text:p><text:span text:style-name="T3">Password , contact_number, verified </text:span></text:p>
          </table:table-cell>
        </table:table-row>
        <table:table-row table:style-name="ro10">
          <table:table-cell table:number-columns-repeated="2"/>
        </table:table-row>
        <table:table-row table:style-name="ro14">
          <table:table-cell table:style-name="ce2" office:value-type="string" calcext:value-type="string">
            <text:p><text:s text:c="29"/>User Roles</text:p>
          </table:table-cell>
          <table:table-cell office:value-type="string" calcext:value-type="string">
            <text:p> <text:span text:style-name="T1">user_id, role_name </text:span></text:p>
          </table:table-cell>
        </table:table-row>
        <table:table-row table:style-name="ro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30"/>Company</text:p>
          </table:table-cell>
          <table:table-cell office:value-type="string" calcext:value-type="string">
            <text:p> <text:span text:style-name="T1"> Id, name, address, location, status, creator_stamp </text:span></text:p>
            <text:p><text:span text:style-name="T1">  creator_user </text:span></text:p>
          </table:table-cell>
        </table:table-row>
        <table:table-row table:style-name="ro6">
          <table:table-cell table:number-columns-repeated="2"/>
        </table:table-row>
        <table:table-row table:style-name="ro15">
          <table:table-cell table:style-name="ce2" office:value-type="string" calcext:value-type="string">
            <text:p>                        </text:p>
            <text:p/>
            <text:p>                        Maker Program</text:p>
          </table:table-cell>
          <table:table-cell office:value-type="string" calcext:value-type="string">
            <text:p> <text:span text:style-name="T1">Id, program_name, program_type </text:span></text:p>
            <text:p><text:span text:style-name="T1"> program_link , tech_stack_id </text:span></text:p>
            <text:p><text:span text:style-name="T1"> tech_type_id, is_program_approved </text:span></text:p>
            <text:p><text:span text:style-name="T1"> Description, status, creator_stamp </text:span></text:p>
            <text:p><text:span text:style-name="T1"> Creator_user </text:span></text:p>
          </table:table-cell>
        </table:table-row>
        <table:table-row table:style-name="ro16">
          <table:table-cell table:number-columns-repeated="2"/>
        </table:table-row>
        <table:table-row table:style-name="ro7">
          <table:table-cell table:style-name="ce2" office:value-type="string" calcext:value-type="string">
            <text:p>                     </text:p>
            <text:p>                       App Parameters</text:p>
          </table:table-cell>
          <table:table-cell office:value-type="string" calcext:value-type="string">
            <text:p>  <text:span text:style-name="T1">Id,key_type ,key_value , key_text </text:span></text:p>
            <text:p><text:span text:style-name="T1">  cur_status, lastupd_user, lastupd_stamp </text:span></text:p>
            <text:p><text:span text:style-name="T1">  creator_stamp,creator_user , seq_num </text:span></text:p>
          </table:table-cell>
        </table:table-row>
        <table:table-row table:style-name="ro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29"/>Mentor</text:p>
          </table:table-cell>
          <table:table-cell office:value-type="string" calcext:value-type="string">
            <text:p>  <text:span text:style-name="T1">Id, name, mentor_type, lab_id</text:span></text:p>
            <text:p><text:span text:style-name="T1">  Status , creator_stamp, creator_user </text:span></text:p>
          </table:table-cell>
        </table:table-row>
        <table:table-row table:style-name="ro8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17"/>Mentor Ideation Ideation Map</text:p>
          </table:table-cell>
          <table:table-cell office:value-type="string" calcext:value-type="string">
            <text:p> <text:span text:style-name="T1">Id, mentor_id, status, creator_stamp </text:span></text:p>
            <text:p><text:span text:style-name="T1">creator_user </text:span></text:p>
          </table:table-cell>
        </table:table-row>
        <table:table-row table:style-name="ro6">
          <table:table-cell table:number-columns-repeated="2"/>
        </table:table-row>
        <table:table-row table:style-name="ro7">
          <table:table-cell office:value-type="string" calcext:value-type="string">
            <text:p>                     <text:span text:style-name="T1">Mentor Tech Stack</text:span></text:p>
          </table:table-cell>
          <table:table-cell office:value-type="string" calcext:value-type="string">
            <text:p> <text:span text:style-name="T1">Id, mentor_id, tech_stack_id </text:span></text:p>
            <text:p><text:span text:style-name="T1">Status, creator_stamp datetime </text:span></text:p>
            <text:p><text:span text:style-name="T1">Creator_user </text:span></text:p>
          </table:table-cell>
        </table:table-row>
        <table:table-row table:style-name="ro17">
          <table:table-cell table:number-columns-repeated="2"/>
        </table:table-row>
        <table:table-row table:style-name="ro7">
          <table:table-cell table:style-name="ce2" office:value-type="string" calcext:value-type="string">
            <text:p><text:s text:c="23"/>Tech Stack</text:p>
          </table:table-cell>
          <table:table-cell office:value-type="string" calcext:value-type="string">
            <text:p> <text:span text:style-name="T1">Id,tech_name , image_path, framework </text:span></text:p>
            <text:p><text:span text:style-name="T1"> cur_status, creator_stamp </text:span></text:p>
            <text:p><text:span text:style-name="T1"> creator_user</text:span></text:p>
          </table:table-cell>
        </table:table-row>
        <table:table-row table:style-name="ro17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24"/>Tech Type</text:p>
          </table:table-cell>
          <table:table-cell office:value-type="string" calcext:value-type="string">
            <text:p> <text:span text:style-name="T1">Id, type_name,cur_status,creator_stamp </text:span></text:p>
            <text:p><text:span text:style-name="T1"> Creator_user </text:span></text:p>
          </table:table-cell>
        </table:table-row>
        <table:table-row table:style-name="ro18">
          <table:table-cell table:number-columns-repeated="2"/>
        </table:table-row>
        <table:table-row table:style-name="ro19">
          <table:table-cell table:style-name="ce2" office:value-type="string" calcext:value-type="string">
            <text:p><text:s text:c="29"/>Lab</text:p>
          </table:table-cell>
          <table:table-cell office:value-type="string" calcext:value-type="string">
            <text:p/>
            <text:p> <text:span text:style-name="T1">Id, name, location, address  </text:span></text:p>
            <text:p><text:span text:style-name="T1"> Status, creator_stamp, creator_user </text:span></text:p>
          </table:table-cell>
        </table:table-row>
        <table:table-row table:style-name="ro20">
          <table:table-cell table:number-columns-repeated="2"/>
        </table:table-row>
        <table:table-row table:style-name="ro7">
          <table:table-cell table:style-name="ce2" office:value-type="string" calcext:value-type="string">
            <text:p><text:s text:c="20"/>Lab Threshold</text:p>
          </table:table-cell>
          <table:table-cell office:value-type="string" calcext:value-type="string">
            <text:p><text:span text:style-name="T1"> Id, lab_id, lab_capacity, lead_threshold </text:span></text:p>
            <text:p><text:span text:style-name="T1"> ideation_engg_threshold, buddy_engg_threshold </text:span></text:p>
            <text:p><text:span text:style-name="T1"> Status, creator_stamp,creator_user </text:span></text:p>
          </table:table-cell>
        </table:table-row>
        <table:table-row table:style-name="ro10">
          <table:table-cell table:number-columns-repeated="2"/>
        </table:table-row>
        <table:table-row table:style-name="ro15">
          <table:table-cell table:style-name="ce2" office:value-type="string" calcext:value-type="string">
            <text:p>              </text:p>
            <text:p/>
            <text:p>               Company Requirement</text:p>
          </table:table-cell>
          <table:table-cell office:value-type="string" calcext:value-type="string">
            <text:p>  <text:span text:style-name="T1">id ,company_id, requested_month,city ,</text:span></text:p>
            <text:p><text:span text:style-name="T1">  is_doc_verifrication, requirement_doc_path , no_of_engg </text:span></text:p>
            <text:p><text:span text:style-name="T1">  tech_stack_id, tech_type_id, maker_program_id </text:span></text:p>
            <text:p><text:span text:style-name="T1">  lead_id, ideation_engg_id, buddy_engg_id, special_remark </text:span></text:p>
            <text:p><text:span text:style-name="T1">  Status, creator_stamp, creator_user </text:span></text:p>
          </table:table-cell>
        </table:table-row>
        <table:table-row table:style-name="ro16">
          <table:table-cell table:number-columns-repeated="2"/>
        </table:table-row>
        <table:table-row table:style-name="ro13">
          <table:table-cell table:style-name="ce2" office:value-type="string" calcext:value-type="string">
            <text:p><text:s text:c="8"/>Candidate Tech Stack Assignment</text:p>
          </table:table-cell>
          <table:table-cell office:value-type="string" calcext:value-type="string">
            <text:p>  <text:span text:style-name="T1">Id, requirement_id, candidate_id, assign_date </text:span></text:p>
            <text:p><text:span text:style-name="T1">  Status, creator_stamp,creator_user 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0:12:17.855827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7:09:52.040199356</meta:creation-date>
    <dc:date>2019-12-14T19:31:09.167757270</dc:date>
    <meta:editing-duration>P1DT12H41M39S</meta:editing-duration>
    <meta:editing-cycles>17</meta:editing-cycles>
    <meta:generator>LibreOffice/6.2.8.2$Linux_X86_64 LibreOffice_project/20$Build-2</meta:generator>
    <meta:document-statistic meta:table-count="1" meta:cell-count="44" meta:object-count="0"/>
  </office:meta>
</office:document-meta>
</file>